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7b7" draw:fill-color="#0087b7" draw:textarea-horizontal-align="justify" draw:textarea-vertical-align="middle" draw:auto-grow-height="false" fo:min-height="0.85cm" fo:min-width="1.2cm"/>
    </style:style>
    <style:style style:name="gr2" style:family="graphic" style:parent-style-name="objectwithoutfill">
      <style:graphic-properties svg:stroke-color="#1b1b1b" draw:marker-end="Arrow" draw:marker-end-width="0.3cm" draw:fill="solid" draw:fill-color="#1b1b1b" draw:textarea-vertical-align="middle"/>
    </style:style>
    <style:style style:name="gr3" style:family="graphic" style:parent-style-name="standard">
      <style:graphic-properties svg:stroke-color="#23875f" draw:fill-color="#23875f" draw:textarea-horizontal-align="justify" draw:textarea-vertical-align="middle" draw:auto-grow-height="false" fo:min-height="0.85cm" fo:min-width="1.2cm"/>
    </style:style>
    <style:style style:name="gr4" style:family="graphic" style:parent-style-name="standard">
      <style:graphic-properties svg:stroke-color="#e5995d" draw:fill-color="#e5995d" draw:textarea-horizontal-align="justify" draw:textarea-vertical-align="middle" draw:auto-grow-height="false" fo:min-height="0.85cm" fo:min-width="1.2cm"/>
    </style:style>
    <style:style style:name="gr5" style:family="graphic" style:parent-style-name="objectwithoutfill">
      <style:graphic-properties svg:stroke-color="#1b1b1b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664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gr13" style:family="graphic" style:parent-style-name="standard">
      <style:graphic-properties draw:stroke="none" draw:fill="none" fo:min-height="1.423cm"/>
      <style:paragraph-properties style:writing-mode="lr-tb"/>
    </style:style>
    <style:style style:name="P1" style:family="paragraph">
      <loext:graphic-properties draw:fill-color="#0087b7"/>
      <style:paragraph-properties fo:text-align="center"/>
    </style:style>
    <style:style style:name="P2" style:family="paragraph">
      <loext:graphic-properties draw:fill="solid" draw:fill-color="#1b1b1b"/>
      <style:paragraph-properties fo:text-align="center"/>
    </style:style>
    <style:style style:name="P3" style:family="paragraph">
      <loext:graphic-properties draw:fill-color="#23875f"/>
      <style:paragraph-properties fo:text-align="center"/>
    </style:style>
    <style:style style:name="P4" style:family="paragraph">
      <loext:graphic-properties draw:fill-color="#e5995d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</style:style>
    <style:style style:name="T1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1.1cm" svg:x="2.3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1cm" svg:x="2.3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1cm" svg:x="7.4cm" svg:y="2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cm" svg:y1="2.1cm" svg:x2="7.4cm" svg:y2="2.8cm">
          <text:p/>
        </draw:line>
        <draw:line draw:style-name="gr2" draw:text-style-name="P2" draw:layer="layout" svg:x1="4cm" svg:y1="3.601cm" svg:x2="7.4cm" svg:y2="2.9cm">
          <text:p/>
        </draw:line>
        <draw:custom-shape draw:style-name="gr1" draw:text-style-name="P1" draw:layer="layout" svg:width="1.7cm" svg:height="1.1cm" svg:x="2.1cm" svg:y="7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1cm" svg:x="2.1cm" svg:y="9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1.1cm" svg:x="2.1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1.1cm" svg:x="2.1cm" svg:y="1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1cm" svg:x="7.2cm" svg:y="8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1.1cm" svg:x="7.2cm" svg:y="1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cm" svg:height="1.1cm" svg:x="12cm" svg:y="10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cm" svg:y1="8.2cm" svg:x2="7.2cm" svg:y2="8.9cm">
          <text:p/>
        </draw:line>
        <draw:line draw:style-name="gr2" draw:text-style-name="P2" draw:layer="layout" svg:x1="3.8cm" svg:y1="11.4cm" svg:x2="7.2cm" svg:y2="12.2cm">
          <text:p/>
        </draw:line>
        <draw:line draw:style-name="gr2" draw:text-style-name="P2" draw:layer="layout" svg:x1="3.8cm" svg:y1="12.9cm" svg:x2="7.2cm" svg:y2="12.3cm">
          <text:p/>
        </draw:line>
        <draw:line draw:style-name="gr2" draw:text-style-name="P2" draw:layer="layout" svg:x1="3.8cm" svg:y1="9.701cm" svg:x2="7.2cm" svg:y2="9cm">
          <text:p/>
        </draw:line>
        <draw:line draw:style-name="gr5" draw:text-style-name="P5" draw:layer="layout" svg:x1="8.9cm" svg:y1="8.9cm" svg:x2="12cm" svg:y2="10.5cm">
          <text:p/>
        </draw:line>
        <draw:line draw:style-name="gr2" draw:text-style-name="P2" draw:layer="layout" svg:x1="8.9cm" svg:y1="12.3cm" svg:x2="12cm" svg:y2="10.5cm">
          <text:p/>
        </draw:line>
        <draw:frame draw:style-name="gr6" draw:text-style-name="P6" draw:layer="layout" svg:width="1.37cm" svg:height="0.962cm" svg:x="2.5cm" svg:y="1.538cm">
          <draw:text-box>
            <text:p>|<text:span text:style-name="T1">ψ⟩</text:span></text:p>
          </draw:text-box>
        </draw:frame>
        <draw:frame draw:style-name="gr6" draw:text-style-name="P6" draw:layer="layout" svg:width="1.37cm" svg:height="0.962cm" svg:x="2.5cm" svg:y="3.1cm">
          <draw:text-box>
            <text:p>|<text:span text:style-name="T1">ψ⟩</text:span></text:p>
          </draw:text-box>
        </draw:frame>
        <draw:frame draw:style-name="gr6" draw:text-style-name="P6" draw:layer="layout" svg:width="1.37cm" svg:height="0.962cm" svg:x="2.3cm" svg:y="7.638cm">
          <draw:text-box>
            <text:p>|<text:span text:style-name="T1">ψ⟩</text:span></text:p>
          </draw:text-box>
        </draw:frame>
        <draw:frame draw:style-name="gr6" draw:text-style-name="P6" draw:layer="layout" svg:width="1.37cm" svg:height="0.962cm" svg:x="2.3cm" svg:y="9.2cm">
          <draw:text-box>
            <text:p>|<text:span text:style-name="T1">ψ⟩</text:span></text:p>
          </draw:text-box>
        </draw:frame>
        <draw:frame draw:style-name="gr6" draw:text-style-name="P6" draw:layer="layout" svg:width="1.37cm" svg:height="0.962cm" svg:x="2.3cm" svg:y="10.838cm">
          <draw:text-box>
            <text:p>|<text:span text:style-name="T1">ψ⟩</text:span></text:p>
          </draw:text-box>
        </draw:frame>
        <draw:frame draw:style-name="gr6" draw:text-style-name="P6" draw:layer="layout" svg:width="1.37cm" svg:height="0.962cm" svg:x="2.3cm" svg:y="12.4cm">
          <draw:text-box>
            <text:p>|<text:span text:style-name="T1">ψ⟩</text:span></text:p>
          </draw:text-box>
        </draw:frame>
        <draw:frame draw:style-name="gr7" draw:text-style-name="P6" draw:layer="layout" svg:width="1.6cm" svg:height="1.673cm" svg:x="7.5cm" svg:y="2.338cm">
          <draw:text-box>
            <text:p>|<text:span text:style-name="T1">ψ’⟩</text:span></text:p>
          </draw:text-box>
        </draw:frame>
        <draw:frame draw:style-name="gr7" draw:text-style-name="P6" draw:layer="layout" svg:width="1.7cm" svg:height="1.673cm" svg:x="7.3cm" svg:y="11.7cm">
          <draw:text-box>
            <text:p>|<text:span text:style-name="T1">ψ’⟩</text:span></text:p>
          </draw:text-box>
        </draw:frame>
        <draw:frame draw:style-name="gr7" draw:text-style-name="P6" draw:layer="layout" svg:width="1.6cm" svg:height="1.673cm" svg:x="7.3cm" svg:y="8.438cm">
          <draw:text-box>
            <text:p>|<text:span text:style-name="T1">ψ’⟩</text:span></text:p>
          </draw:text-box>
        </draw:frame>
        <draw:frame draw:style-name="gr8" draw:text-style-name="P6" draw:layer="layout" svg:width="1.7cm" svg:height="1.073cm" svg:x="12.1cm" svg:y="10.027cm">
          <draw:text-box>
            <text:p>|<text:span text:style-name="T1">ψ’’⟩</text:span></text:p>
          </draw:text-box>
        </draw:frame>
        <draw:frame draw:style-name="gr9" draw:text-style-name="P6" draw:layer="layout" svg:width="6.949cm" svg:height="0.962cm" svg:x="1.095cm" svg:y="0.438cm">
          <draw:text-box>
            <text:p>1. Build the ith iteration</text:p>
          </draw:text-box>
        </draw:frame>
        <draw:frame draw:style-name="gr10" draw:text-style-name="P6" draw:layer="layout" svg:width="17.346cm" svg:height="1.673cm" svg:x="1.095cm" svg:y="5.6cm">
          <draw:text-box>
            <text:p>2. Rebuild the previous circuit and make a copy for the next </text:p>
            <text:p><text:s text:c="4"/>set of qubits. Complete the new iteration. </text:p>
          </draw:text-box>
        </draw:frame>
        <draw:path draw:style-name="gr11" draw:text-style-name="P5" draw:layer="layout" svg:width="0.986cm" svg:height="2.847cm" draw:transform="skewX (-0.434936049596987) rotate (1.0461503536454) translate (5.72633021690352cm 4.8cm)" svg:viewBox="0 0 987 2848" svg:d="M987 2787c-292 271-526-407-538-974-12-516-107-1012-161-1519l-283-244-5-50">
          <text:p/>
        </draw:path>
        <draw:path draw:style-name="gr11" draw:text-style-name="P5" draw:layer="layout" svg:width="0.988cm" svg:height="2.839cm" draw:transform="skewX (0.44017203735297) rotate (-1.0473720841218) translate (5.26840896011812cm 3.94756997891529cm)" svg:viewBox="0 0 989 2840" svg:d="M0 2779c292 271 527-406 540-972 11-514 107-1008 160-1514l284-243 5-50">
          <text:p/>
        </draw:path>
        <draw:frame draw:style-name="gr12" draw:text-style-name="P7" draw:layer="layout" svg:width="1.171cm" svg:height="0.963cm" svg:x="5.4cm" svg:y="4.8cm">
          <draw:text-box>
            <text:p>i</text:p>
          </draw:text-box>
        </draw:frame>
        <draw:path draw:style-name="gr11" draw:text-style-name="P5" draw:layer="layout" svg:width="0.986cm" svg:height="2.847cm" draw:transform="skewX (-0.434936049596987) rotate (1.0461503536454) translate (10.4273302169035cm 13.197cm)" svg:viewBox="0 0 987 2848" svg:d="M987 2787c-292 271-526-407-538-974-12-516-107-1012-161-1519l-283-244-5-50">
          <text:p/>
        </draw:path>
        <draw:path draw:style-name="gr11" draw:text-style-name="P5" draw:layer="layout" svg:width="0.988cm" svg:height="2.839cm" draw:transform="skewX (0.44017203735297) rotate (-1.0473720841218) translate (9.96940896011812cm 12.3445699789153cm)" svg:viewBox="0 0 989 2840" svg:d="M0 2779c292 271 527-406 540-972 11-514 107-1008 160-1514l284-243 5-50">
          <text:p/>
        </draw:path>
        <draw:frame draw:style-name="gr13" draw:text-style-name="P7" draw:layer="layout" svg:width="1.699cm" svg:height="1.673cm" svg:x="9.801cm" svg:y="13.627cm">
          <draw:text-box>
            <text:p>i+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93cm" fo:margin-bottom="0.297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06:04:33.107331882</meta:creation-date>
    <dc:date>2022-01-05T09:10:04.896451846</dc:date>
    <meta:editing-duration>PT9M3S</meta:editing-duration>
    <meta:editing-cycles>3</meta:editing-cycles>
    <meta:generator>LibreOffice/6.4.7.2$Linux_X86_64 LibreOffice_project/40$Build-2</meta:generator>
    <meta:document-statistic meta:object-count="36"/>
  </office:meta>
</office:document-meta>
</file>